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rew 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crylic</text:p>
          </table:table-cell>
          <table:table-cell office:value-type="string" calcext:value-type="string">
            <text:p>TO220+sink+bush</text:p>
          </table:table-cell>
          <table:table-cell office:value-type="string" calcext:value-type="string">
            <text:p>Conn flange</text:p>
          </table:table-cell>
          <table:table-cell office:value-type="string" calcext:value-type="string">
            <text:p>Washers</text:p>
          </table:table-cell>
          <table:table-cell office:value-type="string" calcext:value-type="string">
            <text:p>Nuts</text:p>
          </table:table-cell>
          <table:table-cell table:style-name="ce1" office:value-type="string" calcext:value-type="string">
            <text:p>TOTAL LENGTH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formula="of:=1.3+1+1.26" office:value-type="float" office:value="3.56" calcext:value-type="float">
            <text:p>3.5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PCB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]*[.D$2]+[.E3]*[.E$2]+[.F3]*[.F$2]+[.G3]*[.G$2]+[.H3]*[.H$2]+[.I3]*[.I$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D4]*[.D$2]+[.E4]*[.E$2]+[.F4]*[.F$2]+[.G4]*[.G$2]+[.H4]*[.H$2]+[.I4]*[.I$2]" office:value-type="float" office:value="11.06" calcext:value-type="float">
            <text:p>11.06</text:p>
          </table:table-cell>
        </table:table-row>
        <table:table-row table:style-name="ro1">
          <table:table-cell office:value-type="string" calcext:value-type="string">
            <text:p>Conn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D5]*[.D$2]+[.E5]*[.E$2]+[.F5]*[.F$2]+[.G5]*[.G$2]+[.H5]*[.H$2]+[.I5]*[.I$2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onn b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D6]*[.D$2]+[.E6]*[.E$2]+[.F6]*[.F$2]+[.G6]*[.G$2]+[.H6]*[.H$2]+[.I6]*[.I$2]" office:value-type="float" office:value="7.4" calcext:value-type="float">
            <text:p>7.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/board</text:p>
          </table:table-cell>
          <table:table-cell office:value-type="string" calcext:value-type="string">
            <text:p>/3 boa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pan cheese screws</text:p>
          </table:table-cell>
          <table:table-cell/>
          <table:table-cell table:formula="of:=SUM([.B3:.B6])" office:value-type="float" office:value="12" calcext:value-type="float">
            <text:p>12</text:p>
          </table:table-cell>
          <table:table-cell table:formula="of:=[.C9]*3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plain washers</text:p>
          </table:table-cell>
          <table:table-cell/>
          <table:table-cell table:formula="of:=[.B3]*[.H3]+[.B4]*[.H4]+[.B5]*[.H5]+[.B6]*[.H6]" office:value-type="float" office:value="14" calcext:value-type="float">
            <text:p>14</text:p>
          </table:table-cell>
          <table:table-cell table:formula="of:=[.C10]*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 full nuts</text:p>
          </table:table-cell>
          <table:table-cell/>
          <table:table-cell table:formula="of:=[.B3]*[.I3]+[.B4]*[.I4]+[.B5]*[.I5]+[.B6]*[.I6]" office:value-type="float" office:value="12" calcext:value-type="float">
            <text:p>12</text:p>
          </table:table-cell>
          <table:table-cell table:formula="of:=[.C11]*3" office:value-type="float" office:value="36" calcext:value-type="float">
            <text:p>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5-04-14T20:43:32.910314682</meta:creation-date>
    <dc:date>2015-04-14T22:15:48.864886203</dc:date>
    <dc:creator>David Turner</dc:creator>
    <meta:editing-duration>PT9M59S</meta:editing-duration>
    <meta:editing-cycles>1</meta:editing-cycles>
    <meta:document-statistic meta:table-count="1" meta:cell-count="63" meta:object-count="0"/>
    <meta:generator>LibreOffice/4.2.7.2$Linux_X86_64 LibreOffice_project/420m0$Build-2</meta:generator>
  </office:meta>
</office:document-meta>
</file>